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22e3" officeooo:paragraph-rsid="001922e3"/>
    </style:style>
    <style:style style:name="P2" style:family="paragraph" style:parent-style-name="Standard">
      <style:text-properties officeooo:rsid="001b1828" officeooo:paragraph-rsid="001b1828"/>
    </style:style>
    <style:style style:name="P3" style:family="paragraph" style:parent-style-name="Standard">
      <style:text-properties officeooo:rsid="001c97a8" officeooo:paragraph-rsid="001c97a8"/>
    </style:style>
    <style:style style:name="T1" style:family="text">
      <style:text-properties officeooo:rsid="001c97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lab-ctl reconfigure</text:p>
      <text:p text:style-name="P1"/>
      <text:p text:style-name="P2">kanban ?<text:line-break/><text:line-break/><text:span text:style-name="T1">#forma de entregar apenas um arquivo</text:span></text:p>
      <text:p text:style-name="P3"><text:a xlink:type="simple" xlink:href="https://gist.github.com/" text:style-name="Internet_20_link" text:visited-style-name="Visited_20_Internet_20_Link">https://gist.github.com/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08:12:45.839881174</meta:creation-date>
    <meta:generator>LibreOffice/5.3.6.1$Linux_X86_64 LibreOffice_project/30$Build-1</meta:generator>
    <dc:date>2018-05-12T11:10:04.560017832</dc:date>
    <meta:editing-duration>PT48M24S</meta:editing-duration>
    <meta:editing-cycles>3</meta:editing-cycles>
    <meta:document-statistic meta:table-count="0" meta:image-count="0" meta:object-count="0" meta:page-count="1" meta:paragraph-count="3" meta:word-count="11" meta:character-count="94" meta:non-whitespace-character-count="83"/>
  </office:meta>
</office:document-meta>
</file>